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65.5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ef" table:style-name="ta1">
        <table:shapes>
          <draw:frame draw:z-index="0" draw:style-name="gr1" draw:text-style-name="P1" svg:width="582.29pt" svg:height="327.51pt" svg:x="0pt" svg:y="169.26pt">
            <draw:object draw:notify-on-update-of-ranges="coef.A1:coef.A1 coef.A2:coef.A2 coef.A3:coef.A3 coef.A4:coef.A4 coef.A5:coef.A5 coef.A6:coef.A6 coef.A7:coef.A7 coef.A8:coef.A8 coef.A9:coef.A9 coef.A10:coef.A10 coef.A11:coef.A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82.29pt" svg:height="327.51pt" svg:x="0pt" svg:y="511.99pt">
            <draw:object draw:notify-on-update-of-ranges="coef.A2:coef.A11 coef.E1:coef.E1 coef.E2:coef.E11 coef.G1:coef.G1 coef.G2:coef.G11 coef.I1:coef.I1 coef.I2:coef.I11 coef.K1:coef.K1 coef.K2:coef.K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S1 (bytes)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Fano (S2)</text:p>
          </table:table-cell>
          <table:table-cell table:style-name="ce1" office:value-type="string" calcext:value-type="string">
            <text:p><text:s/>Fano (K)</text:p>
          </table:table-cell>
          <table:table-cell table:style-name="ce1" office:value-type="string" calcext:value-type="string">
            <text:p>LZ775 (S2)</text:p>
          </table:table-cell>
          <table:table-cell table:style-name="ce1" office:value-type="string" calcext:value-type="string">
            <text:p>LZ775 (K)</text:p>
          </table:table-cell>
          <table:table-cell table:style-name="ce1" office:value-type="string" calcext:value-type="string">
            <text:p>LZ7710 (S2)</text:p>
          </table:table-cell>
          <table:table-cell table:style-name="ce1" office:value-type="string" calcext:value-type="string">
            <text:p>LZ7710 (K)</text:p>
          </table:table-cell>
          <table:table-cell table:style-name="ce1" office:value-type="string" calcext:value-type="string">
            <text:p>LZ7720 (S2)</text:p>
          </table:table-cell>
          <table:table-cell table:style-name="ce1" office:value-type="string" calcext:value-type="string">
            <text:p>LZ7720 (K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27113" calcext:value-type="float">
            <text:p>2227113</text:p>
          </table:table-cell>
          <table:table-cell office:value-type="float" office:value="0.99781" calcext:value-type="float">
            <text:p>0.99781</text:p>
          </table:table-cell>
          <table:table-cell office:value-type="float" office:value="2235278" calcext:value-type="float">
            <text:p>2235278</text:p>
          </table:table-cell>
          <table:table-cell table:formula="of:=[.D2]/[.B2]" office:value-type="float" office:value="1.00366618128492" calcext:value-type="float">
            <text:p>1.00366618128492</text:p>
          </table:table-cell>
          <table:table-cell office:value-type="float" office:value="4489481" calcext:value-type="float">
            <text:p>4489481</text:p>
          </table:table-cell>
          <table:table-cell table:formula="of:=[.F2]/[.B2]" office:value-type="float" office:value="2.01582991074095" calcext:value-type="float">
            <text:p>2.01582991074095</text:p>
          </table:table-cell>
          <table:table-cell office:value-type="float" office:value="4592770" calcext:value-type="float">
            <text:p>4592770</text:p>
          </table:table-cell>
          <table:table-cell table:formula="of:=[.H2]/[.B2]" office:value-type="float" office:value="2.06220788976581" calcext:value-type="float">
            <text:p>2.06220788976581</text:p>
          </table:table-cell>
          <table:table-cell office:value-type="float" office:value="4594430" calcext:value-type="float">
            <text:p>4594430</text:p>
          </table:table-cell>
          <table:table-cell table:formula="of:=[.J2]/[.B2]" office:value-type="float" office:value="2.06295324934119" calcext:value-type="float">
            <text:p>2.062953249341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4305" calcext:value-type="float">
            <text:p>2134305</text:p>
          </table:table-cell>
          <table:table-cell office:value-type="float" office:value="0.99613" calcext:value-type="float">
            <text:p>0.99613</text:p>
          </table:table-cell>
          <table:table-cell office:value-type="float" office:value="2139007" calcext:value-type="float">
            <text:p>2139007</text:p>
          </table:table-cell>
          <table:table-cell table:formula="of:=[.D3]/[.B3]" office:value-type="float" office:value="1.00220305907544" calcext:value-type="float">
            <text:p>1.00220305907544</text:p>
          </table:table-cell>
          <table:table-cell office:value-type="float" office:value="4248489" calcext:value-type="float">
            <text:p>4248489</text:p>
          </table:table-cell>
          <table:table-cell table:formula="of:=[.F3]/[.B3]" office:value-type="float" office:value="1.99057257514741" calcext:value-type="float">
            <text:p>1.99057257514741</text:p>
          </table:table-cell>
          <table:table-cell office:value-type="float" office:value="4341796" calcext:value-type="float">
            <text:p>4341796</text:p>
          </table:table-cell>
          <table:table-cell table:formula="of:=[.H3]/[.B3]" office:value-type="float" office:value="2.03429031933112" calcext:value-type="float">
            <text:p>2.03429031933112</text:p>
          </table:table-cell>
          <table:table-cell office:value-type="float" office:value="4333327" calcext:value-type="float">
            <text:p>4333327</text:p>
          </table:table-cell>
          <table:table-cell table:formula="of:=[.J3]/[.B3]" office:value-type="float" office:value="2.03032228289771" calcext:value-type="float">
            <text:p>2.030322282897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89174" calcext:value-type="float">
            <text:p>2289174</text:p>
          </table:table-cell>
          <table:table-cell office:value-type="float" office:value="0.482881" calcext:value-type="float">
            <text:p>0.482881</text:p>
          </table:table-cell>
          <table:table-cell office:value-type="float" office:value="1118142" calcext:value-type="float">
            <text:p>1118142</text:p>
          </table:table-cell>
          <table:table-cell table:formula="of:=[.D4]/[.B4]" office:value-type="float" office:value="0.488447798201447" calcext:value-type="float">
            <text:p>0.488447798201447</text:p>
          </table:table-cell>
          <table:table-cell office:value-type="float" office:value="859102" calcext:value-type="float">
            <text:p>859102</text:p>
          </table:table-cell>
          <table:table-cell table:formula="of:=[.F4]/[.B4]" office:value-type="float" office:value="0.375289078069207" calcext:value-type="float">
            <text:p>0.375289078069207</text:p>
          </table:table-cell>
          <table:table-cell office:value-type="float" office:value="863561" calcext:value-type="float">
            <text:p>863561</text:p>
          </table:table-cell>
          <table:table-cell table:formula="of:=[.H4]/[.B4]" office:value-type="float" office:value="0.377236942233312" calcext:value-type="float">
            <text:p>0.377236942233312</text:p>
          </table:table-cell>
          <table:table-cell office:value-type="float" office:value="869043" calcext:value-type="float">
            <text:p>869043</text:p>
          </table:table-cell>
          <table:table-cell table:formula="of:=[.J4]/[.B4]" office:value-type="float" office:value="0.379631692479471" calcext:value-type="float">
            <text:p>0.3796316924794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89258" calcext:value-type="float">
            <text:p>2289258</text:p>
          </table:table-cell>
          <table:table-cell office:value-type="float" office:value="0.406659" calcext:value-type="float">
            <text:p>0.406659</text:p>
          </table:table-cell>
          <table:table-cell office:value-type="float" office:value="952554" calcext:value-type="float">
            <text:p>952554</text:p>
          </table:table-cell>
          <table:table-cell table:formula="of:=[.D5]/[.B5]" office:value-type="float" office:value="0.416097268197818" calcext:value-type="float">
            <text:p>0.416097268197818</text:p>
          </table:table-cell>
          <table:table-cell office:value-type="float" office:value="551699" calcext:value-type="float">
            <text:p>551699</text:p>
          </table:table-cell>
          <table:table-cell table:formula="of:=[.F5]/[.B5]" office:value-type="float" office:value="0.240994680372418" calcext:value-type="float">
            <text:p>0.240994680372418</text:p>
          </table:table-cell>
          <table:table-cell office:value-type="float" office:value="556144" calcext:value-type="float">
            <text:p>556144</text:p>
          </table:table-cell>
          <table:table-cell table:formula="of:=[.H5]/[.B5]" office:value-type="float" office:value="0.242936357544672" calcext:value-type="float">
            <text:p>0.242936357544672</text:p>
          </table:table-cell>
          <table:table-cell office:value-type="float" office:value="551087" calcext:value-type="float">
            <text:p>551087</text:p>
          </table:table-cell>
          <table:table-cell table:formula="of:=[.J5]/[.B5]" office:value-type="float" office:value="0.240727344842739" calcext:value-type="float">
            <text:p>0.2407273448427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61533" calcext:value-type="float">
            <text:p>2161533</text:p>
          </table:table-cell>
          <table:table-cell office:value-type="float" office:value="0.977408" calcext:value-type="float">
            <text:p>0.977408</text:p>
          </table:table-cell>
          <table:table-cell office:value-type="float" office:value="2131181" calcext:value-type="float">
            <text:p>2131181</text:p>
          </table:table-cell>
          <table:table-cell table:formula="of:=[.D6]/[.B6]" office:value-type="float" office:value="0.985958113986694" calcext:value-type="float">
            <text:p>0.985958113986694</text:p>
          </table:table-cell>
          <table:table-cell office:value-type="float" office:value="3710231" calcext:value-type="float">
            <text:p>3710231</text:p>
          </table:table-cell>
          <table:table-cell table:formula="of:=[.F6]/[.B6]" office:value-type="float" office:value="1.71648131210581" calcext:value-type="float">
            <text:p>1.71648131210581</text:p>
          </table:table-cell>
          <table:table-cell office:value-type="float" office:value="3802268" calcext:value-type="float">
            <text:p>3802268</text:p>
          </table:table-cell>
          <table:table-cell table:formula="of:=[.H6]/[.B6]" office:value-type="float" office:value="1.75906081470882" calcext:value-type="float">
            <text:p>1.75906081470882</text:p>
          </table:table-cell>
          <table:table-cell office:value-type="float" office:value="3819315" calcext:value-type="float">
            <text:p>3819315</text:p>
          </table:table-cell>
          <table:table-cell table:formula="of:=[.J6]/[.B6]" office:value-type="float" office:value="1.76694734709116" calcext:value-type="float">
            <text:p>1.76694734709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69090" calcext:value-type="float">
            <text:p>2169090</text:p>
          </table:table-cell>
          <table:table-cell office:value-type="float" office:value="0.999882" calcext:value-type="float">
            <text:p>0.999882</text:p>
          </table:table-cell>
          <table:table-cell office:value-type="float" office:value="2171800" calcext:value-type="float">
            <text:p>2171800</text:p>
          </table:table-cell>
          <table:table-cell table:formula="of:=[.D7]/[.B7]" office:value-type="float" office:value="1.0012493718564" calcext:value-type="float">
            <text:p>1.0012493718564</text:p>
          </table:table-cell>
          <table:table-cell office:value-type="float" office:value="4469205" calcext:value-type="float">
            <text:p>4469205</text:p>
          </table:table-cell>
          <table:table-cell table:formula="of:=[.F7]/[.B7]" office:value-type="float" office:value="2.06040551567708" calcext:value-type="float">
            <text:p>2.06040551567708</text:p>
          </table:table-cell>
          <table:table-cell office:value-type="float" office:value="4586020" calcext:value-type="float">
            <text:p>4586020</text:p>
          </table:table-cell>
          <table:table-cell table:formula="of:=[.H7]/[.B7]" office:value-type="float" office:value="2.1142598970075" calcext:value-type="float">
            <text:p>2.1142598970075</text:p>
          </table:table-cell>
          <table:table-cell office:value-type="float" office:value="4612793" calcext:value-type="float">
            <text:p>4612793</text:p>
          </table:table-cell>
          <table:table-cell table:formula="of:=[.J7]/[.B7]" office:value-type="float" office:value="2.12660286110765" calcext:value-type="float">
            <text:p>2.126602861107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62394" calcext:value-type="float">
            <text:p>2162394</text:p>
          </table:table-cell>
          <table:table-cell office:value-type="float" office:value="0.993449" calcext:value-type="float">
            <text:p>0.993449</text:p>
          </table:table-cell>
          <table:table-cell office:value-type="float" office:value="2163045" calcext:value-type="float">
            <text:p>2163045</text:p>
          </table:table-cell>
          <table:table-cell table:formula="of:=[.D8]/[.B8]" office:value-type="float" office:value="1.00030105521935" calcext:value-type="float">
            <text:p>1.00030105521935</text:p>
          </table:table-cell>
          <table:table-cell office:value-type="float" office:value="4313884" calcext:value-type="float">
            <text:p>4313884</text:p>
          </table:table-cell>
          <table:table-cell table:formula="of:=[.F8]/[.B8]" office:value-type="float" office:value="1.99495744068842" calcext:value-type="float">
            <text:p>1.99495744068842</text:p>
          </table:table-cell>
          <table:table-cell office:value-type="float" office:value="4398797" calcext:value-type="float">
            <text:p>4398797</text:p>
          </table:table-cell>
          <table:table-cell table:formula="of:=[.H8]/[.B8]" office:value-type="float" office:value="2.03422549267155" calcext:value-type="float">
            <text:p>2.03422549267155</text:p>
          </table:table-cell>
          <table:table-cell office:value-type="float" office:value="4379469" calcext:value-type="float">
            <text:p>4379469</text:p>
          </table:table-cell>
          <table:table-cell table:formula="of:=[.J8]/[.B8]" office:value-type="float" office:value="2.0252872510745" calcext:value-type="float">
            <text:p>2.02528725107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08319" calcext:value-type="float">
            <text:p>2208319</text:p>
          </table:table-cell>
          <table:table-cell office:value-type="float" office:value="0.99542" calcext:value-type="float">
            <text:p>0.99542</text:p>
          </table:table-cell>
          <table:table-cell office:value-type="float" office:value="2206778" calcext:value-type="float">
            <text:p>2206778</text:p>
          </table:table-cell>
          <table:table-cell table:formula="of:=[.D9]/[.B9]" office:value-type="float" office:value="0.999302184150026" calcext:value-type="float">
            <text:p>0.999302184150026</text:p>
          </table:table-cell>
          <table:table-cell office:value-type="float" office:value="4316094" calcext:value-type="float">
            <text:p>4316094</text:p>
          </table:table-cell>
          <table:table-cell table:formula="of:=[.F9]/[.B9]" office:value-type="float" office:value="1.95447034599621" calcext:value-type="float">
            <text:p>1.95447034599621</text:p>
          </table:table-cell>
          <table:table-cell office:value-type="float" office:value="4420735" calcext:value-type="float">
            <text:p>4420735</text:p>
          </table:table-cell>
          <table:table-cell table:formula="of:=[.H9]/[.B9]" office:value-type="float" office:value="2.00185525732469" calcext:value-type="float">
            <text:p>2.00185525732469</text:p>
          </table:table-cell>
          <table:table-cell office:value-type="float" office:value="4370634" calcext:value-type="float">
            <text:p>4370634</text:p>
          </table:table-cell>
          <table:table-cell table:formula="of:=[.J9]/[.B9]" office:value-type="float" office:value="1.97916786478765" calcext:value-type="float">
            <text:p>1.979167864787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44256" calcext:value-type="float">
            <text:p>2144256</text:p>
          </table:table-cell>
          <table:table-cell office:value-type="float" office:value="0.725713" calcext:value-type="float">
            <text:p>0.725713</text:p>
          </table:table-cell>
          <table:table-cell office:value-type="float" office:value="1567012" calcext:value-type="float">
            <text:p>1567012</text:p>
          </table:table-cell>
          <table:table-cell table:formula="of:=[.D10]/[.B10]" office:value-type="float" office:value="0.730795203557784" calcext:value-type="float">
            <text:p>0.730795203557784</text:p>
          </table:table-cell>
          <table:table-cell office:value-type="float" office:value="1556034" calcext:value-type="float">
            <text:p>1556034</text:p>
          </table:table-cell>
          <table:table-cell table:formula="of:=[.F10]/[.B10]" office:value-type="float" office:value="0.725675479047278" calcext:value-type="float">
            <text:p>0.725675479047278</text:p>
          </table:table-cell>
          <table:table-cell office:value-type="float" office:value="1555634" calcext:value-type="float">
            <text:p>1555634</text:p>
          </table:table-cell>
          <table:table-cell table:formula="of:=[.H10]/[.B10]" office:value-type="float" office:value="0.725488934157116" calcext:value-type="float">
            <text:p>0.725488934157116</text:p>
          </table:table-cell>
          <table:table-cell office:value-type="float" office:value="1563184" calcext:value-type="float">
            <text:p>1563184</text:p>
          </table:table-cell>
          <table:table-cell table:formula="of:=[.J10]/[.B10]" office:value-type="float" office:value="0.72900996895893" calcext:value-type="float">
            <text:p>0.729009968958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85014" calcext:value-type="float">
            <text:p>2085014</text:p>
          </table:table-cell>
          <table:table-cell office:value-type="float" office:value="0.564284" calcext:value-type="float">
            <text:p>0.564284</text:p>
          </table:table-cell>
          <table:table-cell office:value-type="float" office:value="1189925" calcext:value-type="float">
            <text:p>1189925</text:p>
          </table:table-cell>
          <table:table-cell table:formula="of:=[.D11]/[.B11]" office:value-type="float" office:value="0.570703601990202" calcext:value-type="float">
            <text:p>0.570703601990202</text:p>
          </table:table-cell>
          <table:table-cell office:value-type="float" office:value="1761823" calcext:value-type="float">
            <text:p>1761823</text:p>
          </table:table-cell>
          <table:table-cell table:formula="of:=[.F11]/[.B11]" office:value-type="float" office:value="0.844993366951013" calcext:value-type="float">
            <text:p>0.844993366951013</text:p>
          </table:table-cell>
          <table:table-cell office:value-type="float" office:value="1686148" calcext:value-type="float">
            <text:p>1686148</text:p>
          </table:table-cell>
          <table:table-cell table:formula="of:=[.H11]/[.B11]" office:value-type="float" office:value="0.808698646627792" calcext:value-type="float">
            <text:p>0.808698646627792</text:p>
          </table:table-cell>
          <table:table-cell office:value-type="float" office:value="1614527" calcext:value-type="float">
            <text:p>1614527</text:p>
          </table:table-cell>
          <table:table-cell table:formula="of:=[.J11]/[.B11]" office:value-type="float" office:value="0.774348277757368" calcext:value-type="float">
            <text:p>0.7743482777573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 style:data-style-name="N2" text:time-value="16:49:18.1573950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6T17:03:06.987590538</dc:date>
    <meta:editing-duration>PT21M14S</meta:editing-duration>
    <meta:editing-cycles>4</meta:editing-cycles>
    <meta:generator>LibreOffice/6.0.7.3$Linux_X86_64 LibreOffice_project/00m0$Build-3</meta:generator>
    <meta:document-statistic meta:table-count="1" meta:cell-count="1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0.543cm" svg:height="11.555cm" xlink:href=".." xlink:type="simple" chart:class="chart:bar" chart:style-name="ch1">
        <chart:title svg:x="8.375cm" svg:y="0.367cm" chart:style-name="ch2">
          <text:p>Compression ratio</text:p>
        </chart:title>
        <chart:legend chart:legend-position="end" svg:x="19.418cm" svg:y="3.237cm" style:legend-expansion="high" chart:style-name="ch3"/>
        <chart:plot-area chart:style-name="ch4" table:cell-range-address="coef.A1:coef.A11 coef.E1:coef.E11 coef.G1:coef.G11 coef.I1:coef.I11 coef.K1:coef.K11" chart:data-source-has-labels="both" svg:x="1.421cm" svg:y="1.377cm" svg:width="17.587cm" svg:height="8.966cm">
          <chartooo:coordinate-region svg:x="2.148cm" svg:y="1.576cm" svg:width="16.86cm" svg:height="8.12cm"/>
          <chart:axis chart:dimension="x" chart:name="primary-x" chart:style-name="ch5" chartooo:axis-type="auto">
            <chartooo:date-scale/>
            <chart:title svg:x="9.469cm" svg:y="10.574cm" chart:style-name="ch6">
              <text:p>Algorithm</text:p>
            </chart:title>
            <chart:categories table:cell-range-address="coef.E1:coef.E1 coef.G1:coef.G1 coef.I1:coef.I1 coef.K1:coef.K1"/>
          </chart:axis>
          <chart:axis chart:dimension="y" chart:name="primary-y" chart:style-name="ch7">
            <chart:title svg:x="0.451cm" svg:y="6.685cm" chart:style-name="ch8">
              <text:p>Coefficient</text:p>
            </chart:title>
            <chart:grid chart:style-name="ch9" chart:class="major"/>
          </chart:axis>
          <chart:series chart:style-name="ch10" chart:values-cell-range-address="coef.E2:coef.E2 coef.G2:coef.G2 coef.I2:coef.I2 coef.K2:coef.K2" chart:label-cell-address="coef.A2:coef.A2" chart:class="chart:bar">
            <chart:data-point chart:repeated="4"/>
          </chart:series>
          <chart:series chart:style-name="ch11" chart:values-cell-range-address="coef.E3:coef.E3 coef.G3:coef.G3 coef.I3:coef.I3 coef.K3:coef.K3" chart:label-cell-address="coef.A3:coef.A3" chart:class="chart:bar">
            <chart:data-point chart:repeated="4"/>
          </chart:series>
          <chart:series chart:style-name="ch12" chart:values-cell-range-address="coef.E4:coef.E4 coef.G4:coef.G4 coef.I4:coef.I4 coef.K4:coef.K4" chart:label-cell-address="coef.A4:coef.A4" chart:class="chart:bar">
            <chart:data-point chart:repeated="4"/>
          </chart:series>
          <chart:series chart:style-name="ch13" chart:values-cell-range-address="coef.E5:coef.E5 coef.G5:coef.G5 coef.I5:coef.I5 coef.K5:coef.K5" chart:label-cell-address="coef.A5:coef.A5" chart:class="chart:bar">
            <chart:data-point chart:repeated="4"/>
          </chart:series>
          <chart:series chart:style-name="ch14" chart:values-cell-range-address="coef.E6:coef.E6 coef.G6:coef.G6 coef.I6:coef.I6 coef.K6:coef.K6" chart:label-cell-address="coef.A6:coef.A6" chart:class="chart:bar">
            <chart:data-point chart:repeated="4"/>
          </chart:series>
          <chart:series chart:style-name="ch15" chart:values-cell-range-address="coef.E7:coef.E7 coef.G7:coef.G7 coef.I7:coef.I7 coef.K7:coef.K7" chart:label-cell-address="coef.A7:coef.A7" chart:class="chart:bar">
            <chart:data-point chart:repeated="4"/>
          </chart:series>
          <chart:series chart:style-name="ch16" chart:values-cell-range-address="coef.E8:coef.E8 coef.G8:coef.G8 coef.I8:coef.I8 coef.K8:coef.K8" chart:label-cell-address="coef.A8:coef.A8" chart:class="chart:bar">
            <chart:data-point chart:repeated="4"/>
          </chart:series>
          <chart:series chart:style-name="ch17" chart:values-cell-range-address="coef.E9:coef.E9 coef.G9:coef.G9 coef.I9:coef.I9 coef.K9:coef.K9" chart:label-cell-address="coef.A9:coef.A9" chart:class="chart:bar">
            <chart:data-point chart:repeated="4"/>
          </chart:series>
          <chart:series chart:style-name="ch18" chart:values-cell-range-address="coef.E10:coef.E10 coef.G10:coef.G10 coef.I10:coef.I10 coef.K10:coef.K10" chart:label-cell-address="coef.A10:coef.A10" chart:class="chart:bar">
            <chart:data-point chart:repeated="4"/>
          </chart:series>
          <chart:series chart:style-name="ch19" chart:values-cell-range-address="coef.E11:coef.E11 coef.G11:coef.G11 coef.I11:coef.I11 coef.K11:coef.K11" chart:label-cell-address="coef.A11:coef.A11" chart:class="chart:bar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Fano (K)</text:p>
                <draw:g>
                  <svg:desc>coef.E1:coef.E1 coef.G1:coef.G1 coef.I1:coef.I1 coef.K1:coef.K1</svg:desc>
                </draw:g>
              </table:table-cell>
              <table:table-cell office:value-type="string">
                <text:p>LZ775 (K)</text:p>
              </table:table-cell>
              <table:table-cell office:value-type="string">
                <text:p>LZ7710 (K)</text:p>
              </table:table-cell>
              <table:table-cell office:value-type="string">
                <text:p>LZ7720 (K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coef.A2:coef.A2</svg:desc>
                </draw:g>
              </table:table-cell>
              <table:table-cell office:value-type="float" office:value="1.00366618128492">
                <text:p>1.00366618128492</text:p>
                <draw:g>
                  <svg:desc>coef.E2:coef.E2 coef.G2:coef.G2 coef.I2:coef.I2 coef.K2:coef.K2</svg:desc>
                </draw:g>
              </table:table-cell>
              <table:table-cell office:value-type="float" office:value="2.01582991074095">
                <text:p>2.01582991074095</text:p>
              </table:table-cell>
              <table:table-cell office:value-type="float" office:value="2.06220788976581">
                <text:p>2.06220788976581</text:p>
              </table:table-cell>
              <table:table-cell office:value-type="float" office:value="2.06295324934119">
                <text:p>2.06295324934119</text:p>
              </table:table-cell>
            </table:table-row>
            <table:table-row>
              <table:table-cell office:value-type="string">
                <text:p>2</text:p>
                <draw:g>
                  <svg:desc>coef.A3:coef.A3</svg:desc>
                </draw:g>
              </table:table-cell>
              <table:table-cell office:value-type="float" office:value="1.00220305907544">
                <text:p>1.00220305907544</text:p>
                <draw:g>
                  <svg:desc>coef.E3:coef.E3 coef.G3:coef.G3 coef.I3:coef.I3 coef.K3:coef.K3</svg:desc>
                </draw:g>
              </table:table-cell>
              <table:table-cell office:value-type="float" office:value="1.99057257514741">
                <text:p>1.99057257514741</text:p>
              </table:table-cell>
              <table:table-cell office:value-type="float" office:value="2.03429031933112">
                <text:p>2.03429031933112</text:p>
              </table:table-cell>
              <table:table-cell office:value-type="float" office:value="2.03032228289771">
                <text:p>2.03032228289771</text:p>
              </table:table-cell>
            </table:table-row>
            <table:table-row>
              <table:table-cell office:value-type="string">
                <text:p>3</text:p>
                <draw:g>
                  <svg:desc>coef.A4:coef.A4</svg:desc>
                </draw:g>
              </table:table-cell>
              <table:table-cell office:value-type="float" office:value="0.488447798201447">
                <text:p>0.488447798201447</text:p>
                <draw:g>
                  <svg:desc>coef.E4:coef.E4 coef.G4:coef.G4 coef.I4:coef.I4 coef.K4:coef.K4</svg:desc>
                </draw:g>
              </table:table-cell>
              <table:table-cell office:value-type="float" office:value="0.375289078069207">
                <text:p>0.375289078069207</text:p>
              </table:table-cell>
              <table:table-cell office:value-type="float" office:value="0.377236942233312">
                <text:p>0.377236942233312</text:p>
              </table:table-cell>
              <table:table-cell office:value-type="float" office:value="0.379631692479471">
                <text:p>0.379631692479471</text:p>
              </table:table-cell>
            </table:table-row>
            <table:table-row>
              <table:table-cell office:value-type="string">
                <text:p>4</text:p>
                <draw:g>
                  <svg:desc>coef.A5:coef.A5</svg:desc>
                </draw:g>
              </table:table-cell>
              <table:table-cell office:value-type="float" office:value="0.416097268197818">
                <text:p>0.416097268197818</text:p>
                <draw:g>
                  <svg:desc>coef.E5:coef.E5 coef.G5:coef.G5 coef.I5:coef.I5 coef.K5:coef.K5</svg:desc>
                </draw:g>
              </table:table-cell>
              <table:table-cell office:value-type="float" office:value="0.240994680372418">
                <text:p>0.240994680372418</text:p>
              </table:table-cell>
              <table:table-cell office:value-type="float" office:value="0.242936357544672">
                <text:p>0.242936357544672</text:p>
              </table:table-cell>
              <table:table-cell office:value-type="float" office:value="0.240727344842739">
                <text:p>0.240727344842739</text:p>
              </table:table-cell>
            </table:table-row>
            <table:table-row>
              <table:table-cell office:value-type="string">
                <text:p>5</text:p>
                <draw:g>
                  <svg:desc>coef.A6:coef.A6</svg:desc>
                </draw:g>
              </table:table-cell>
              <table:table-cell office:value-type="float" office:value="0.985958113986694">
                <text:p>0.985958113986694</text:p>
                <draw:g>
                  <svg:desc>coef.E6:coef.E6 coef.G6:coef.G6 coef.I6:coef.I6 coef.K6:coef.K6</svg:desc>
                </draw:g>
              </table:table-cell>
              <table:table-cell office:value-type="float" office:value="1.71648131210581">
                <text:p>1.71648131210581</text:p>
              </table:table-cell>
              <table:table-cell office:value-type="float" office:value="1.75906081470882">
                <text:p>1.75906081470882</text:p>
              </table:table-cell>
              <table:table-cell office:value-type="float" office:value="1.76694734709116">
                <text:p>1.76694734709116</text:p>
              </table:table-cell>
            </table:table-row>
            <table:table-row>
              <table:table-cell office:value-type="string">
                <text:p>6</text:p>
                <draw:g>
                  <svg:desc>coef.A7:coef.A7</svg:desc>
                </draw:g>
              </table:table-cell>
              <table:table-cell office:value-type="float" office:value="1.0012493718564">
                <text:p>1.0012493718564</text:p>
                <draw:g>
                  <svg:desc>coef.E7:coef.E7 coef.G7:coef.G7 coef.I7:coef.I7 coef.K7:coef.K7</svg:desc>
                </draw:g>
              </table:table-cell>
              <table:table-cell office:value-type="float" office:value="2.06040551567708">
                <text:p>2.06040551567708</text:p>
              </table:table-cell>
              <table:table-cell office:value-type="float" office:value="2.1142598970075">
                <text:p>2.1142598970075</text:p>
              </table:table-cell>
              <table:table-cell office:value-type="float" office:value="2.12660286110765">
                <text:p>2.12660286110765</text:p>
              </table:table-cell>
            </table:table-row>
            <table:table-row>
              <table:table-cell office:value-type="string">
                <text:p>7</text:p>
                <draw:g>
                  <svg:desc>coef.A8:coef.A8</svg:desc>
                </draw:g>
              </table:table-cell>
              <table:table-cell office:value-type="float" office:value="1.00030105521935">
                <text:p>1.00030105521935</text:p>
                <draw:g>
                  <svg:desc>coef.E8:coef.E8 coef.G8:coef.G8 coef.I8:coef.I8 coef.K8:coef.K8</svg:desc>
                </draw:g>
              </table:table-cell>
              <table:table-cell office:value-type="float" office:value="1.99495744068842">
                <text:p>1.99495744068842</text:p>
              </table:table-cell>
              <table:table-cell office:value-type="float" office:value="2.03422549267155">
                <text:p>2.03422549267155</text:p>
              </table:table-cell>
              <table:table-cell office:value-type="float" office:value="2.0252872510745">
                <text:p>2.0252872510745</text:p>
              </table:table-cell>
            </table:table-row>
            <table:table-row>
              <table:table-cell office:value-type="string">
                <text:p>8</text:p>
                <draw:g>
                  <svg:desc>coef.A9:coef.A9</svg:desc>
                </draw:g>
              </table:table-cell>
              <table:table-cell office:value-type="float" office:value="0.999302184150026">
                <text:p>0.999302184150026</text:p>
                <draw:g>
                  <svg:desc>coef.E9:coef.E9 coef.G9:coef.G9 coef.I9:coef.I9 coef.K9:coef.K9</svg:desc>
                </draw:g>
              </table:table-cell>
              <table:table-cell office:value-type="float" office:value="1.95447034599621">
                <text:p>1.95447034599621</text:p>
              </table:table-cell>
              <table:table-cell office:value-type="float" office:value="2.00185525732469">
                <text:p>2.00185525732469</text:p>
              </table:table-cell>
              <table:table-cell office:value-type="float" office:value="1.97916786478765">
                <text:p>1.97916786478765</text:p>
              </table:table-cell>
            </table:table-row>
            <table:table-row>
              <table:table-cell office:value-type="string">
                <text:p>9</text:p>
                <draw:g>
                  <svg:desc>coef.A10:coef.A10</svg:desc>
                </draw:g>
              </table:table-cell>
              <table:table-cell office:value-type="float" office:value="0.730795203557784">
                <text:p>0.730795203557784</text:p>
                <draw:g>
                  <svg:desc>coef.E10:coef.E10 coef.G10:coef.G10 coef.I10:coef.I10 coef.K10:coef.K10</svg:desc>
                </draw:g>
              </table:table-cell>
              <table:table-cell office:value-type="float" office:value="0.725675479047278">
                <text:p>0.725675479047278</text:p>
              </table:table-cell>
              <table:table-cell office:value-type="float" office:value="0.725488934157116">
                <text:p>0.725488934157116</text:p>
              </table:table-cell>
              <table:table-cell office:value-type="float" office:value="0.72900996895893">
                <text:p>0.72900996895893</text:p>
              </table:table-cell>
            </table:table-row>
            <table:table-row>
              <table:table-cell office:value-type="string">
                <text:p>10</text:p>
                <draw:g>
                  <svg:desc>coef.A11:coef.A11</svg:desc>
                </draw:g>
              </table:table-cell>
              <table:table-cell office:value-type="float" office:value="0.570703601990202">
                <text:p>0.570703601990202</text:p>
                <draw:g>
                  <svg:desc>coef.E11:coef.E11 coef.G11:coef.G11 coef.I11:coef.I11 coef.K11:coef.K11</svg:desc>
                </draw:g>
              </table:table-cell>
              <table:table-cell office:value-type="float" office:value="0.844993366951013">
                <text:p>0.844993366951013</text:p>
              </table:table-cell>
              <table:table-cell office:value-type="float" office:value="0.808698646627792">
                <text:p>0.808698646627792</text:p>
              </table:table-cell>
              <table:table-cell office:value-type="float" office:value="0.774348277757368">
                <text:p>0.7743482777573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43cm" svg:height="11.555cm" xlink:href=".." xlink:type="simple" chart:class="chart:bar" chart:style-name="ch1">
        <chart:title svg:x="8.375cm" svg:y="0.367cm" chart:style-name="ch2">
          <text:p>Compression ratio</text:p>
        </chart:title>
        <chart:legend chart:legend-position="end" svg:x="18.095cm" svg:y="4.731cm" style:legend-expansion="high" chart:style-name="ch3"/>
        <chart:plot-area chart:style-name="ch4" table:cell-range-address="coef.A2:coef.A11 coef.E1:coef.E11 coef.G1:coef.G11 coef.I1:coef.I11 coef.K1:coef.K11" chart:data-source-has-labels="both" svg:x="1.421cm" svg:y="1.377cm" svg:width="16.264cm" svg:height="8.966cm">
          <chartooo:coordinate-region svg:x="2.148cm" svg:y="1.576cm" svg:width="15.537cm" svg:height="8.12cm"/>
          <chart:axis chart:dimension="x" chart:name="primary-x" chart:style-name="ch5" chartooo:axis-type="auto">
            <chartooo:date-scale/>
            <chart:title svg:x="9.231cm" svg:y="10.574cm" chart:style-name="ch6">
              <text:p>File</text:p>
            </chart:title>
            <chart:categories table:cell-range-address="coef.A2:coef.A11"/>
          </chart:axis>
          <chart:axis chart:dimension="y" chart:name="primary-y" chart:style-name="ch7">
            <chart:title svg:x="0.451cm" svg:y="6.685cm" chart:style-name="ch8">
              <text:p>Coefficient</text:p>
            </chart:title>
            <chart:grid chart:style-name="ch9" chart:class="major"/>
          </chart:axis>
          <chart:series chart:style-name="ch10" chart:values-cell-range-address="coef.E2:coef.E11" chart:label-cell-address="coef.E1:coef.E1" chart:class="chart:bar">
            <chart:data-point chart:repeated="10"/>
          </chart:series>
          <chart:series chart:style-name="ch11" chart:values-cell-range-address="coef.G2:coef.G11" chart:label-cell-address="coef.G1:coef.G1" chart:class="chart:bar">
            <chart:data-point chart:repeated="10"/>
          </chart:series>
          <chart:series chart:style-name="ch12" chart:values-cell-range-address="coef.I2:coef.I11" chart:label-cell-address="coef.I1:coef.I1" chart:class="chart:bar">
            <chart:data-point chart:repeated="10"/>
          </chart:series>
          <chart:series chart:style-name="ch13" chart:values-cell-range-address="coef.K2:coef.K11" chart:label-cell-address="coef.K1:coef.K1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Fano (K)</text:p>
                <draw:g>
                  <svg:desc>coef.E1:coef.E1</svg:desc>
                </draw:g>
              </table:table-cell>
              <table:table-cell office:value-type="string">
                <text:p>LZ775 (K)</text:p>
                <draw:g>
                  <svg:desc>coef.G1:coef.G1</svg:desc>
                </draw:g>
              </table:table-cell>
              <table:table-cell office:value-type="string">
                <text:p>LZ7710 (K)</text:p>
                <draw:g>
                  <svg:desc>coef.I1:coef.I1</svg:desc>
                </draw:g>
              </table:table-cell>
              <table:table-cell office:value-type="string">
                <text:p>LZ7720 (K)</text:p>
                <draw:g>
                  <svg:desc>coef.K1:coef.K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ef.A2:coef.A11</svg:desc>
                </draw:g>
              </table:table-cell>
              <table:table-cell office:value-type="float" office:value="1.00366618128492">
                <text:p>1.00366618128492</text:p>
                <draw:g>
                  <svg:desc>coef.E2:coef.E11</svg:desc>
                </draw:g>
              </table:table-cell>
              <table:table-cell office:value-type="float" office:value="2.01582991074095">
                <text:p>2.01582991074095</text:p>
                <draw:g>
                  <svg:desc>coef.G2:coef.G11</svg:desc>
                </draw:g>
              </table:table-cell>
              <table:table-cell office:value-type="float" office:value="2.06220788976581">
                <text:p>2.06220788976581</text:p>
                <draw:g>
                  <svg:desc>coef.I2:coef.I11</svg:desc>
                </draw:g>
              </table:table-cell>
              <table:table-cell office:value-type="float" office:value="2.06295324934119">
                <text:p>2.06295324934119</text:p>
                <draw:g>
                  <svg:desc>coef.K2:coef.K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00220305907544">
                <text:p>1.00220305907544</text:p>
              </table:table-cell>
              <table:table-cell office:value-type="float" office:value="1.99057257514741">
                <text:p>1.99057257514741</text:p>
              </table:table-cell>
              <table:table-cell office:value-type="float" office:value="2.03429031933112">
                <text:p>2.03429031933112</text:p>
              </table:table-cell>
              <table:table-cell office:value-type="float" office:value="2.03032228289771">
                <text:p>2.0303222828977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88447798201447">
                <text:p>0.488447798201447</text:p>
              </table:table-cell>
              <table:table-cell office:value-type="float" office:value="0.375289078069207">
                <text:p>0.375289078069207</text:p>
              </table:table-cell>
              <table:table-cell office:value-type="float" office:value="0.377236942233312">
                <text:p>0.377236942233312</text:p>
              </table:table-cell>
              <table:table-cell office:value-type="float" office:value="0.379631692479471">
                <text:p>0.3796316924794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16097268197818">
                <text:p>0.416097268197818</text:p>
              </table:table-cell>
              <table:table-cell office:value-type="float" office:value="0.240994680372418">
                <text:p>0.240994680372418</text:p>
              </table:table-cell>
              <table:table-cell office:value-type="float" office:value="0.242936357544672">
                <text:p>0.242936357544672</text:p>
              </table:table-cell>
              <table:table-cell office:value-type="float" office:value="0.240727344842739">
                <text:p>0.24072734484273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85958113986694">
                <text:p>0.985958113986694</text:p>
              </table:table-cell>
              <table:table-cell office:value-type="float" office:value="1.71648131210581">
                <text:p>1.71648131210581</text:p>
              </table:table-cell>
              <table:table-cell office:value-type="float" office:value="1.75906081470882">
                <text:p>1.75906081470882</text:p>
              </table:table-cell>
              <table:table-cell office:value-type="float" office:value="1.76694734709116">
                <text:p>1.766947347091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0012493718564">
                <text:p>1.0012493718564</text:p>
              </table:table-cell>
              <table:table-cell office:value-type="float" office:value="2.06040551567708">
                <text:p>2.06040551567708</text:p>
              </table:table-cell>
              <table:table-cell office:value-type="float" office:value="2.1142598970075">
                <text:p>2.1142598970075</text:p>
              </table:table-cell>
              <table:table-cell office:value-type="float" office:value="2.12660286110765">
                <text:p>2.1266028611076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00030105521935">
                <text:p>1.00030105521935</text:p>
              </table:table-cell>
              <table:table-cell office:value-type="float" office:value="1.99495744068842">
                <text:p>1.99495744068842</text:p>
              </table:table-cell>
              <table:table-cell office:value-type="float" office:value="2.03422549267155">
                <text:p>2.03422549267155</text:p>
              </table:table-cell>
              <table:table-cell office:value-type="float" office:value="2.0252872510745">
                <text:p>2.025287251074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99302184150026">
                <text:p>0.999302184150026</text:p>
              </table:table-cell>
              <table:table-cell office:value-type="float" office:value="1.95447034599621">
                <text:p>1.95447034599621</text:p>
              </table:table-cell>
              <table:table-cell office:value-type="float" office:value="2.00185525732469">
                <text:p>2.00185525732469</text:p>
              </table:table-cell>
              <table:table-cell office:value-type="float" office:value="1.97916786478765">
                <text:p>1.9791678647876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30795203557784">
                <text:p>0.730795203557784</text:p>
              </table:table-cell>
              <table:table-cell office:value-type="float" office:value="0.725675479047278">
                <text:p>0.725675479047278</text:p>
              </table:table-cell>
              <table:table-cell office:value-type="float" office:value="0.725488934157116">
                <text:p>0.725488934157116</text:p>
              </table:table-cell>
              <table:table-cell office:value-type="float" office:value="0.72900996895893">
                <text:p>0.729009968958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70703601990202">
                <text:p>0.570703601990202</text:p>
              </table:table-cell>
              <table:table-cell office:value-type="float" office:value="0.844993366951013">
                <text:p>0.844993366951013</text:p>
              </table:table-cell>
              <table:table-cell office:value-type="float" office:value="0.808698646627792">
                <text:p>0.808698646627792</text:p>
              </table:table-cell>
              <table:table-cell office:value-type="float" office:value="0.774348277757368">
                <text:p>0.7743482777573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